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V</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V</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CONVENIENT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7">11/17/2018</text:date>, <text:time>23:13: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11-17T23:13:52.69</dc:date>
    <meta:editing-duration>P122DT7H34M27S</meta:editing-duration>
    <meta:editing-cycles>1444</meta:editing-cycles>
    <dc:creator>Seab Dinch</dc:creator>
    <meta:document-statistic meta:table-count="1" meta:cell-count="7152" meta:object-count="0"/>
  </office:meta>
</office:document-meta>
</file>